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Mono" svg:font-family="TlwgMono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89868f" officeooo:paragraph-rsid="008cddc6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8cddc6" officeooo:paragraph-rsid="008cddc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8e5767" officeooo:paragraph-rsid="008e576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8e5767" officeooo:paragraph-rsid="00979b4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9603fd" officeooo:paragraph-rsid="009603f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990c0a" officeooo:paragraph-rsid="00990c0a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bold" officeooo:rsid="008e5767" officeooo:paragraph-rsid="008e5767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normal" officeooo:rsid="008cddc6" officeooo:paragraph-rsid="008cddc6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8pt" style:text-underline-style="none" fo:font-weight="bold" officeooo:rsid="008cddc6" officeooo:paragraph-rsid="008cddc6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8cddc6" officeooo:paragraph-rsid="008cddc6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8cddc6" officeooo:paragraph-rsid="008e5767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8pt" style:text-underline-style="solid" style:text-underline-width="auto" style:text-underline-color="font-color" fo:font-weight="normal" officeooo:rsid="008e5767" officeooo:paragraph-rsid="008e5767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8cddc6" officeooo:paragraph-rsid="008cddc6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24pt" fo:font-weight="bold" style:font-size-asian="21pt" style:font-weight-asian="bold" style:font-size-complex="24pt" style:font-weight-complex="bold"/>
    </style:style>
    <style:style style:name="T2" style:family="text">
      <style:text-properties fo:font-size="24pt" fo:font-weight="bold" officeooo:rsid="008cddc6" style:font-size-asian="21pt" style:font-weight-asian="bold" style:font-size-complex="24pt" style:font-weight-complex="bold"/>
    </style:style>
    <style:style style:name="T3" style:family="text">
      <style:text-properties fo:color="#00888a" fo:font-style="italic" style:font-style-asian="italic" style:font-style-complex="italic"/>
    </style:style>
    <style:style style:name="T4" style:family="text">
      <style:text-properties fo:color="#00888a" fo:font-style="italic" officeooo:rsid="009048c0" style:font-style-asian="italic" style:font-style-complex="italic"/>
    </style:style>
    <style:style style:name="T5" style:family="text">
      <style:text-properties fo:color="#00888a" fo:font-style="italic" officeooo:rsid="00979b4b" style:font-style-asian="italic" style:font-style-complex="italic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color="#000000" fo:font-style="normal" officeooo:rsid="009048c0" style:font-style-asian="normal" style:font-style-complex="normal"/>
    </style:style>
    <style:style style:name="T8" style:family="text">
      <style:text-properties fo:color="#000000" fo:font-style="normal" officeooo:rsid="009603fd" style:font-style-asian="normal" style:font-style-complex="normal"/>
    </style:style>
    <style:style style:name="T9" style:family="text">
      <style:text-properties fo:color="#000000" fo:font-style="normal" officeooo:rsid="00979b4b" style:font-style-asian="normal" style:font-style-complex="normal"/>
    </style:style>
    <style:style style:name="T10" style:family="text">
      <style:text-properties officeooo:rsid="009048c0"/>
    </style:style>
    <style:style style:name="T11" style:family="text">
      <style:text-properties officeooo:rsid="0093864f"/>
    </style:style>
    <style:style style:name="T12" style:family="text">
      <style:text-properties officeooo:rsid="009603fd"/>
    </style:style>
    <style:style style:name="T13" style:family="text">
      <style:text-properties officeooo:rsid="00979b4b"/>
    </style:style>
    <style:style style:name="T14" style:family="text">
      <style:text-properties officeooo:rsid="0097d0ec"/>
    </style:style>
    <style:style style:name="T15" style:family="text">
      <style:text-properties officeooo:rsid="00990c0a"/>
    </style:style>
    <style:style style:name="T16" style:family="text">
      <style:text-properties officeooo:rsid="009aa6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Orders</text:span></text:p>
      <text:p text:style-name="P12"/>
      <text:p text:style-name="P12">Interesting columns <text:span text:style-name="T15">for correlation</text:span></text:p>
      <text:p text:style-name="P7">Causes:</text:p>
      <text:p text:style-name="P3">-<text:span text:style-name="T3">Order Line Date</text:span>: What day of month causes what values? (Covers 3 months)</text:p>
      <text:p text:style-name="P3">-<text:span text:style-name="T3">Order Line Day of Week</text:span><text:span text:style-name="T6">:</text:span> What day of week causes what values?</text:p>
      <text:p text:style-name="P3">-<text:span text:style-name="T3">Order Line Hour of Day</text:span>: What hour causes what values?</text:p>
      <text:p text:style-name="P3">-<text:span text:style-name="T3">Order Promotion Code</text:span>: <text:span text:style-name="T10">Ranking by most common code, which code is the most effective (→ order quantity, value), do customers using codes buy more?</text:span></text:p>
      <text:p text:style-name="P3">-<text:span text:style-name="T3">Order Discount Amount</text:span>: <text:span text:style-name="T11">How common are discounts in %? What’s the average discount? Do discounts cause higher spending?</text:span></text:p>
      <text:p text:style-name="P7">Effects:</text:p>
      <text:p text:style-name="P3">-<text:span text:style-name="T3">Order Line Quantity</text:span>: What causes bigger order quantities?</text:p>
      <text:p text:style-name="P3">-<text:span text:style-name="T3">Order </text:span><text:span text:style-name="T5">Line Unit List Price</text:span>: What causes bigger order values?</text:p>
      <text:p text:style-name="P3">-<text:span text:style-name="T3">Spend Over $12 Per Order On Average</text:span>: <text:span text:style-name="T11">What causes this to be true/false?</text:span></text:p>
      <text:p text:style-name="P11"/>
      <text:p text:style-name="P10">Plotting / <text:span text:style-name="T10">Excel reports</text:span></text:p>
      <text:p text:style-name="P9">Deviation:</text:p>
      <text:p text:style-name="P5">Deviation from mean order quantity, <text:span text:style-name="T13">price</text:span> for: </text:p>
      <text:p text:style-name="P5">-Truck Owner / RV Owner / Motorcycle Owner</text:p>
      <text:p text:style-name="P5">-Working Woman / Presence of Children</text:p>
      <text:p text:style-name="P5">-Bank Card Holder / Gas Card Holder / Upscale Card Holder / Unknown Card Type / TE Card Holder / Premium Card Holder / New Bank Card </text:p>
      <text:p text:style-name="P5">-Speciality Store Retail / Oil Retail Activity / Bank Retail Activity / Finance Retail Activity / Miscellaneous Retail Activity / Upscale Retail / Upscale Speciality Retail / Rental Activity</text:p>
      <text:p text:style-name="P9">Correlation:</text:p>
      <text:p text:style-name="P6">see “Interesting columns for correlation”</text:p>
      <text:p text:style-name="P13">Ranking <text:span text:style-name="T13">(by sales quantity, price)</text:span>:</text:p>
      <text:p text:style-name="P3">-Order Line Subassortment ID</text:p>
      <text:p text:style-name="P4">-<text:span text:style-name="T6">City</text:span></text:p>
      <text:p text:style-name="P4"><text:span text:style-name="T6">-</text:span><text:span text:style-name="T7">Country</text:span></text:p>
      <text:p text:style-name="P4"><text:span text:style-name="T7">-US State</text:span></text:p>
      <text:p text:style-name="P4"><text:span text:style-name="T7">-</text:span><text:span text:style-name="T6">Manufacturer / </text:span><text:span text:style-name="T8">Brand Name</text:span></text:p>
      <text:p text:style-name="P4"><text:span text:style-name="T9">-Order Credit Card Brand</text:span></text:p>
      <text:p text:style-name="P9">Distribution:</text:p>
      <text:p text:style-name="P4"><text:soft-page-break/>-</text:p>
      <text:p text:style-name="P9">Change over Time:</text:p>
      <text:p text:style-name="P3">-<text:span text:style-name="T16">Avg. Order Line Quantity + s.d.</text:span></text:p>
      <text:p text:style-name="P3">-<text:span text:style-name="T16">Avg. Order Line Unit List Price + s.d.</text:span></text:p>
      <text:p text:style-name="P9">Magnitude:</text:p>
      <text:p text:style-name="P3">-</text:p>
      <text:p text:style-name="P9">Part-to-whole <text:span text:style-name="T13">(by sales quantity, price)</text:span>:</text:p>
      <text:p text:style-name="P4">-<text:span text:style-name="T13">Age (in categories)</text:span></text:p>
      <text:p text:style-name="P4"><text:span text:style-name="T13">-Marital Status</text:span></text:p>
      <text:p text:style-name="P4">-<text:span text:style-name="T14">Gender</text:span></text:p>
      <text:p text:style-name="P4">-<text:span text:style-name="T13">Audience</text:span></text:p>
      <text:p text:style-name="P4">-<text:span text:style-name="T6">StockType</text:span>: <text:span text:style-name="T12">Are replenishable or seasonal products more popular?</text:span></text:p>
      <text:p text:style-name="P9">Spatial <text:span text:style-name="T13">(optional category)</text:span>:</text:p>
      <text:p text:style-name="P4">-<text:span text:style-name="T6">City</text:span></text:p>
      <text:p text:style-name="P4"><text:span text:style-name="T6">-</text:span><text:span text:style-name="T7">Country</text:span></text:p>
      <text:p text:style-name="P4"><text:span text:style-name="T7">-US State</text:span></text:p>
      <text:p text:style-name="P8"/>
      <text:p text:style-name="P2"><text:span text:style-name="T2">C</text:span><text:span text:style-name="T1">lic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Mono" svg:font-family="TlwgMono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6:08:37.626907061</meta:creation-date>
    <dc:date>2019-05-01T12:20:17.988197723</dc:date>
    <meta:editing-duration>PT11H16M4S</meta:editing-duration>
    <meta:editing-cycles>104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273" meta:character-count="1696" meta:non-whitespace-character-count="1467"/>
  </office:meta>
</office:document-meta>
</file>